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8f03" officeooo:paragraph-rsid="00188f03"/>
    </style:style>
    <style:style style:name="P2" style:family="paragraph" style:parent-style-name="Standard">
      <style:paragraph-properties fo:text-align="justify" style:justify-single-word="false"/>
      <style:text-properties fo:font-weight="bold" officeooo:rsid="00188f03" officeooo:paragraph-rsid="00188f03" style:font-weight-asian="bold" style:font-weight-complex="bold"/>
    </style:style>
    <style:style style:name="P3" style:family="paragraph" style:parent-style-name="Standard">
      <style:paragraph-properties fo:text-align="justify" style:justify-single-word="false"/>
      <style:text-properties fo:font-weight="bold" officeooo:rsid="001c9a85" officeooo:paragraph-rsid="001c9a85" style:font-weight-asian="bold" style:font-weight-complex="bold"/>
    </style:style>
    <style:style style:name="P4" style:family="paragraph" style:parent-style-name="Standard">
      <style:paragraph-properties fo:text-align="justify" style:justify-single-word="false"/>
      <style:text-properties fo:font-weight="bold" officeooo:rsid="001a48f4" officeooo:paragraph-rsid="001a48f4" style:font-weight-asian="bold" style:font-weight-complex="bold"/>
    </style:style>
    <style:style style:name="P5" style:family="paragraph" style:parent-style-name="Standard">
      <style:paragraph-properties fo:text-align="justify" style:justify-single-word="false"/>
      <style:text-properties fo:font-weight="bold" officeooo:rsid="001adf83" officeooo:paragraph-rsid="001adf83" style:font-weight-asian="bold" style:font-weight-complex="bold"/>
    </style:style>
    <style:style style:name="P6" style:family="paragraph" style:parent-style-name="Standard">
      <style:paragraph-properties fo:text-align="justify" style:justify-single-word="false"/>
      <style:text-properties fo:font-weight="bold" officeooo:rsid="001cd8a0" officeooo:paragraph-rsid="001cd8a0" style:font-weight-asian="bold" style:font-weight-complex="bold"/>
    </style:style>
    <style:style style:name="P7" style:family="paragraph" style:parent-style-name="Standard">
      <style:paragraph-properties fo:text-align="justify" style:justify-single-word="false"/>
      <style:text-properties fo:font-weight="bold" officeooo:rsid="001fd2b3" officeooo:paragraph-rsid="001fd2b3" style:font-weight-asian="bold" style:font-weight-complex="bold"/>
    </style:style>
    <style:style style:name="P8" style:family="paragraph" style:parent-style-name="Standard">
      <style:paragraph-properties fo:text-align="justify" style:justify-single-word="false"/>
      <style:text-properties officeooo:rsid="001a48f4" officeooo:paragraph-rsid="001a48f4"/>
    </style:style>
    <style:style style:name="P9" style:family="paragraph" style:parent-style-name="Standard">
      <style:paragraph-properties fo:text-align="justify" style:justify-single-word="false"/>
      <style:text-properties officeooo:rsid="001adf83" officeooo:paragraph-rsid="001adf83"/>
    </style:style>
    <style:style style:name="P10" style:family="paragraph" style:parent-style-name="Standard">
      <style:paragraph-properties fo:text-align="justify" style:justify-single-word="false"/>
      <style:text-properties officeooo:rsid="001adf83" officeooo:paragraph-rsid="001c6e46"/>
    </style:style>
    <style:style style:name="P11" style:family="paragraph" style:parent-style-name="Standard">
      <style:paragraph-properties fo:text-align="justify" style:justify-single-word="false"/>
      <style:text-properties officeooo:rsid="001c6e46" officeooo:paragraph-rsid="001c6e46"/>
    </style:style>
    <style:style style:name="P12" style:family="paragraph" style:parent-style-name="Standard">
      <style:paragraph-properties fo:text-align="justify" style:justify-single-word="false"/>
      <style:text-properties officeooo:rsid="001c6e46" officeooo:paragraph-rsid="001e0eaf"/>
    </style:style>
    <style:style style:name="P13" style:family="paragraph" style:parent-style-name="Standard">
      <style:paragraph-properties fo:text-align="justify" style:justify-single-word="false"/>
      <style:text-properties officeooo:rsid="001c9a85" officeooo:paragraph-rsid="001c9a85"/>
    </style:style>
    <style:style style:name="P14" style:family="paragraph" style:parent-style-name="Standard">
      <style:paragraph-properties fo:text-align="justify" style:justify-single-word="false"/>
      <style:text-properties officeooo:rsid="001cd8a0" officeooo:paragraph-rsid="001cd8a0"/>
    </style:style>
    <style:style style:name="P15" style:family="paragraph" style:parent-style-name="Standard">
      <style:paragraph-properties fo:text-align="justify" style:justify-single-word="false"/>
      <style:text-properties officeooo:rsid="001fd2b3" officeooo:paragraph-rsid="001fd2b3"/>
    </style:style>
    <style:style style:name="P16" style:family="paragraph" style:parent-style-name="Standard">
      <style:paragraph-properties fo:text-align="justify" style:justify-single-word="false"/>
      <style:text-properties officeooo:paragraph-rsid="0021de69"/>
    </style:style>
    <style:style style:name="P17" style:family="paragraph" style:parent-style-name="Standard">
      <style:paragraph-properties fo:text-align="justify" style:justify-single-word="false"/>
      <style:text-properties fo:font-weight="normal" officeooo:rsid="001c9a85" officeooo:paragraph-rsid="001c9a85" style:font-weight-asian="normal" style:font-weight-complex="normal"/>
    </style:style>
    <style:style style:name="P18" style:family="paragraph" style:parent-style-name="Standard">
      <style:paragraph-properties fo:text-align="justify" style:justify-single-word="false"/>
      <style:text-properties fo:font-weight="normal" officeooo:rsid="001c9a85" officeooo:paragraph-rsid="001c6e46" style:font-weight-asian="normal" style:font-weight-complex="normal"/>
    </style:style>
    <style:style style:name="P19" style:family="paragraph" style:parent-style-name="Standard">
      <style:paragraph-properties fo:text-align="justify" style:justify-single-word="false"/>
      <style:text-properties fo:font-weight="normal" officeooo:rsid="001cd8a0" officeooo:paragraph-rsid="001c9a85" style:font-weight-asian="normal" style:font-weight-complex="normal"/>
    </style:style>
    <style:style style:name="P20" style:family="paragraph" style:parent-style-name="Standard">
      <style:paragraph-properties fo:text-align="justify" style:justify-single-word="false"/>
      <style:text-properties fo:font-weight="normal" officeooo:rsid="001cd8a0" officeooo:paragraph-rsid="001cd8a0" style:font-weight-asian="normal" style:font-weight-complex="normal"/>
    </style:style>
    <style:style style:name="P21" style:family="paragraph" style:parent-style-name="Standard">
      <style:paragraph-properties fo:text-align="justify" style:justify-single-word="false"/>
      <style:text-properties fo:font-weight="normal" officeooo:rsid="001fd2b3" officeooo:paragraph-rsid="001cd8a0" style:font-weight-asian="normal" style:font-weight-complex="normal"/>
    </style:style>
    <style:style style:name="P22" style:family="paragraph" style:parent-style-name="Standard">
      <style:paragraph-properties fo:text-align="justify" style:justify-single-word="false"/>
      <style:text-properties fo:font-weight="normal" officeooo:rsid="001fd2b3" officeooo:paragraph-rsid="001fd2b3" style:font-weight-asian="normal" style:font-weight-complex="normal"/>
    </style:style>
    <style:style style:name="P23" style:family="paragraph" style:parent-style-name="Standard" style:list-style-name="L1">
      <style:paragraph-properties fo:text-align="justify" style:justify-single-word="false"/>
      <style:text-properties officeooo:rsid="001a48f4" officeooo:paragraph-rsid="001a48f4"/>
    </style:style>
    <style:style style:name="P24" style:family="paragraph" style:parent-style-name="Standard" style:list-style-name="L2">
      <style:paragraph-properties fo:text-align="justify" style:justify-single-word="false"/>
      <style:text-properties officeooo:rsid="001a48f4" officeooo:paragraph-rsid="001a48f4"/>
    </style:style>
    <style:style style:name="P25" style:family="paragraph" style:parent-style-name="Standard" style:list-style-name="L2">
      <style:paragraph-properties fo:text-align="justify" style:justify-single-word="false"/>
      <style:text-properties officeooo:rsid="001adf83" officeooo:paragraph-rsid="001adf83"/>
    </style:style>
    <style:style style:name="P26" style:family="paragraph" style:parent-style-name="Standard" style:list-style-name="L3">
      <style:paragraph-properties fo:text-align="justify" style:justify-single-word="false"/>
      <style:text-properties fo:font-weight="normal" officeooo:rsid="001fd2b3" officeooo:paragraph-rsid="001fd2b3" style:font-weight-asian="normal" style:font-weight-complex="normal"/>
    </style:style>
    <style:style style:name="P27" style:family="paragraph" style:parent-style-name="Standard" style:list-style-name="L3">
      <style:paragraph-properties fo:text-align="justify" style:justify-single-word="false"/>
      <style:text-properties fo:font-weight="normal" officeooo:rsid="002079ff" officeooo:paragraph-rsid="002079ff" style:font-weight-asian="normal" style:font-weight-complex="normal"/>
    </style:style>
    <style:style style:name="P28" style:family="paragraph" style:parent-style-name="Standard" style:list-style-name="L3">
      <style:paragraph-properties fo:text-align="justify" style:justify-single-word="false"/>
      <style:text-properties officeooo:rsid="001fd2b3" officeooo:paragraph-rsid="001fd2b3"/>
    </style:style>
    <style:style style:name="P29" style:family="paragraph" style:parent-style-name="Standard" style:list-style-name="L3">
      <style:paragraph-properties fo:text-align="justify" style:justify-single-word="false"/>
      <style:text-properties officeooo:paragraph-rsid="002079ff"/>
    </style:style>
    <style:style style:name="P30" style:family="paragraph" style:parent-style-name="Standard" style:list-style-name="L3">
      <style:paragraph-properties fo:text-align="justify" style:justify-single-word="false"/>
      <style:text-properties officeooo:rsid="002079ff" officeooo:paragraph-rsid="002079ff"/>
    </style:style>
    <style:style style:name="T1" style:family="text">
      <style:text-properties officeooo:rsid="001adf83"/>
    </style:style>
    <style:style style:name="T2" style:family="text">
      <style:text-properties officeooo:rsid="001c6e46"/>
    </style:style>
    <style:style style:name="T3" style:family="text">
      <style:text-properties fo:font-weight="bold" style:font-weight-asian="bold" style:font-weight-complex="bold"/>
    </style:style>
    <style:style style:name="T4" style:family="text">
      <style:text-properties fo:font-weight="bold" officeooo:rsid="001c6e46" style:font-weight-asian="bold" style:font-weight-complex="bold"/>
    </style:style>
    <style:style style:name="T5" style:family="text">
      <style:text-properties fo:font-weight="bold" officeooo:rsid="001c9a85" style:font-weight-asian="bold" style:font-weight-complex="bold"/>
    </style:style>
    <style:style style:name="T6" style:family="text">
      <style:text-properties fo:font-weight="bold" officeooo:rsid="001e0ea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6e46" style:font-weight-asian="normal" style:font-weight-complex="normal"/>
    </style:style>
    <style:style style:name="T9" style:family="text">
      <style:text-properties fo:font-weight="normal" officeooo:rsid="001c9a85" style:font-weight-asian="normal" style:font-weight-complex="normal"/>
    </style:style>
    <style:style style:name="T10" style:family="text">
      <style:text-properties fo:font-weight="normal" officeooo:rsid="001cd8a0" style:font-weight-asian="normal" style:font-weight-complex="normal"/>
    </style:style>
    <style:style style:name="T11" style:family="text">
      <style:text-properties fo:font-weight="normal" officeooo:rsid="001e0eaf" style:font-weight-asian="normal" style:font-weight-complex="normal"/>
    </style:style>
    <style:style style:name="T12" style:family="text">
      <style:text-properties fo:font-weight="normal" officeooo:rsid="001fd2b3" style:font-weight-asian="normal" style:font-weight-complex="normal"/>
    </style:style>
    <style:style style:name="T13" style:family="text">
      <style:text-properties fo:font-weight="normal" officeooo:rsid="002079ff" style:font-weight-asian="normal" style:font-weight-complex="normal"/>
    </style:style>
    <style:style style:name="T14" style:family="text">
      <style:text-properties fo:font-weight="normal" officeooo:rsid="0021de69" style:font-weight-asian="normal" style:font-weight-complex="normal"/>
    </style:style>
    <style:style style:name="T15" style:family="text">
      <style:text-properties officeooo:rsid="001c9a85"/>
    </style:style>
    <style:style style:name="T16" style:family="text">
      <style:text-properties officeooo:rsid="001e0e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aweł Kamiński, praca inżynierska</text:p>
      <text:p text:style-name="P1">Temat pracy: Stworzenie gry RPG z użyciem grafiki 2D.</text:p>
      <text:p text:style-name="P1"/>
      <text:p text:style-name="P2">Zarys oczekiwanego efektu końcowego</text:p>
      <text:p text:style-name="P1">Celem jest stworzenie gry 2D zawierającej mechanikę gry inspirowaną grami z serii Final Fantasy.</text:p>
      <text:p text:style-name="P1"/>
      <text:p text:style-name="P4">Moduły gry:</text:p>
      <text:list xml:id="list4586638203316391641" text:style-name="L1">
        <text:list-item>
          <text:p text:style-name="P23">mapa świata</text:p>
        </text:list-item>
        <text:list-item>
          <text:p text:style-name="P23">mapy lokalne</text:p>
        </text:list-item>
        <text:list-item>
          <text:p text:style-name="P23">pole bitwy</text:p>
        </text:list-item>
        <text:list-item>
          <text:p text:style-name="P23">ekran menu głównego</text:p>
        </text:list-item>
        <text:list-item>
          <text:p text:style-name="P23">ekran rozwoju postaci</text:p>
        </text:list-item>
        <text:list-item>
          <text:p text:style-name="P23">ekran ekwipunku</text:p>
        </text:list-item>
        <text:list-item>
          <text:p text:style-name="P23">ekran ustawiania opcji</text:p>
        </text:list-item>
        <text:list-item>
          <text:p text:style-name="P23">ekran wczytywania gry</text:p>
        </text:list-item>
        <text:list-item>
          <text:p text:style-name="P23">ekran zapisywania gry</text:p>
        </text:list-item>
      </text:list>
      <text:p text:style-name="P8"/>
      <text:p text:style-name="P9">Przełączanie pomiędzy poszczególnymi modułami będzie możliwe dzięki użyciu State Machine.</text:p>
      <text:p text:style-name="P8"/>
      <text:p text:style-name="P8">Gracz może poruszać się pomiędzy kilkoma lokacjami, wybierając lokację, do której chce się udać z mapy świata. Po wybraniu danej lokacji gracz może poruszać się po mapie lokalnej. Na mapie lokalnej może dojść do następujących wydarzeń:</text:p>
      <text:list xml:id="list9064529101562562774" text:style-name="L2">
        <text:list-item>
          <text:p text:style-name="P24">Gracz opuszcza mapę lokalną korzystając ze zdefiniowanego wyjścia. W takim wypadku gracz jest przenoszony na mapę świata.</text:p>
        </text:list-item>
        <text:list-item>
          <text:p text:style-name="P24">Gracz napotyka <text:span text:style-name="T1">przeciwnika. W takim wypadku gracz jest przenoszony na pole bitwy.</text:span></text:p>
        </text:list-item>
        <text:list-item>
          <text:p text:style-name="P25">Gracz napotyka NPC (inną postać). W takim przypadku:</text:p>
          <text:list>
            <text:list-item>
              <text:p text:style-name="P25">jeżeli jest to postać znacząca, przeprowadza dłuższy dialog z daną postacią, może dostać zadanie lub ukończyć zadanie</text:p>
            </text:list-item>
            <text:list-item>
              <text:p text:style-name="P25">jeżeli jest to postać nieznacząca, może przeczytać krótkie zdanie wypowiadane przez daną postać, bez wpływu na przebieg fabuły</text:p>
            </text:list-item>
          </text:list>
        </text:list-item>
        <text:list-item>
          <text:p text:style-name="P25">Gracz znajduje przedmiot. W takim przypadku przedmiot dodawany jest do ekwipunku.</text:p>
        </text:list-item>
      </text:list>
      <text:p text:style-name="P8"/>
      <text:p text:style-name="P4">Zadania w grze:</text:p>
      <text:p text:style-name="P8">Gra nie będzie zawierała zadań pobocznych. Zadania będą mogły być wykonywane wyłącznie w ustalonej kolejności.</text:p>
      <text:p text:style-name="P8"/>
      <text:p text:style-name="P5">System walki w grze:</text:p>
      <text:p text:style-name="P10">Planowany system walki to turowy system walki z elementami czasu rzeczywistego. <text:span text:style-name="T2">W czasie jednej walki postać sterowana przez gracza mierzy się z pewną liczbą przeciwników (od 1 do 3). Każda postać posiada punkty życia (</text:span><text:span text:style-name="T4">healthPoints</text:span><text:span text:style-name="T8">). </text:span><text:span text:style-name="T9">Niektóre postaci mogą posiadać dodatkowo punkty magiczne (</text:span><text:span text:style-name="T5">magicPoints</text:span><text:span text:style-name="T9">).</text:span><text:span text:style-name="T8"> </text:span><text:span text:style-name="T2">Gracz i przeciwnicy mogą wykonywać działania tylko wtedy, gdy mają swoją turę. </text:span></text:p>
      <text:p text:style-name="P10"/>
      <text:p text:style-name="P10"><text:span text:style-name="T2">W przeciwieństwie do klasycznego turowego systemu walki, tury nie muszą występować na zmianę. Każda z postaci posiada licznik odliczający czas wstecz do możliwości wykonania następnego ruchu (</text:span><text:span text:style-name="T5">remainingWaitingTime</text:span><text:span text:style-name="T9">)</text:span><text:span text:style-name="T2">. Informacja o czasie pozostałym do wykonania ataku <text:s/>przez przeciwnika jest jawna dla gracza. Gdy któryś licznik osiągnie 0, dana postać ma prawo wykonać akcję. Niektórzy z napotkanych przeciwników mogą być szybsi lub wolniejsi od gracza w swoich działaniach, tzn. każda postać posiada swój własny współczynnik czasu oczekiwania (</text:span><text:span text:style-name="T5">waitingTime</text:span><text:span text:style-name="T9">).</text:span></text:p>
      <text:p text:style-name="P10"/>
      <text:p text:style-name="P12"><text:soft-page-break/>Celem akcji wykonywanej w czasie swojej tury będzie zazwyczaj wykonanie ataku odbierającego punkty <text:span text:style-name="T15">życia </text:span>przeciwnikowi <text:span text:style-name="T15">(</text:span><text:span text:style-name="T5">damage</text:span><text:span text:style-name="T9">)</text:span>. W zależności od etapu gry, mogą być możliwe różne inne rozwiązania, takie jak przyspieszanie działań własnej postaci, spowalnianie działań przeciwnika, rzucanie czarów defensywnych redukujących przyszłe obrażenia itp. Walka będzie polegać na analizowaniu obecnej sytuacji i wybieraniu jak najskuteczniejszej akcji spośród listy dostępnych akcji. </text:p>
      <text:p text:style-name="P12"/>
      <text:p text:style-name="P12"><text:span text:style-name="T16">Każda z akcji posiada pewien czas potrzebny na jej przygotowanie. Jeżeli postać zostanie zaatakowana w trakcie przygotowywania swojego ataku, jej tura przepada. Zazwyczaj akcje wymagające więcej czasu są potężniejsze, jednak ich wybieranie wiąże się z większym ryzykiem, gdyż przeciwnik może w tym czasie wykonać atak. Z punktu widzenia gracza istotne jest analizowanie </text:span><text:span text:style-name="T11">współczynnika </text:span><text:span text:style-name="T6">remainingWaitingTime</text:span><text:span text:style-name="T11"> dla każdego z przeciwników i dobieranie dłuższych ataków wtedy, gdy jest jeszcze dużo czasu do tury przeciwnika.</text:span></text:p>
      <text:p text:style-name="P11"/>
      <text:p text:style-name="P11">Każda postać posiada współczynnik <text:span text:style-name="T15">obrony (</text:span><text:span text:style-name="T5">defence</text:span><text:span text:style-name="T9">). Jest on wyrażony w skali od 0 do 100 i określa, ile procent obrażeń zadawanych przez przeciwnika jest unikanych. Ilość punktów odbieranych przez atak jest wyrażona wzorem:</text:span></text:p>
      <text:p text:style-name="P3">effectiveDamage = damage * (100 – defence)</text:p>
      <text:p text:style-name="P17"/>
      <text:p text:style-name="P3"><text:span text:style-name="T7">Jeżeli </text:span>effectiveDamage<text:span text:style-name="T7"> jest większe niż ilość punktów życia posiadana przez postać, która została zaatakowana, odbierana jest liczba punktów równa ilości punktów życia </text:span><text:span text:style-name="T10">zaatakowanej postaci, tak aby liczba punktów życia nigdy nie była ujemna.</text:span></text:p>
      <text:p text:style-name="P18"/>
      <text:p text:style-name="P17">Po każdej turze następuje sprawdzenie, czy liczba punktów życia gracza lub wszystkich przeciwników wynosi 0. Liczba punktów równa 0 oznacza śmierć postaci.</text:p>
      <text:p text:style-name="P17"/>
      <text:p text:style-name="P13"><text:span text:style-name="T7">Jeżeli liczba punktów życia wszystkich przeciwników wyniesie 0, walka jest zakończona sukcesem. Gracz jest przenoszony </text:span><text:span text:style-name="T10">z powrotem do mapy lokalnej. Jeżeli liczba punktów życia gracza wyniesie 0, walka jest zakończona porażką. Gracz otrzymuje propozycję podjęcia ponownej próby.</text:span></text:p>
      <text:p text:style-name="P19"/>
      <text:p text:style-name="P6">Dźwięk:</text:p>
      <text:p text:style-name="P20">Gra będzie posiadała ścieżkę dźwiękową odtwarzaną w czasie eksploracji, walk oraz na ekranach menu. W tym celu planuję wykorzystać utwory udostępnione publicznie na wolnych licencjach. Rozważam również wykorzystanie dźwięków związanych z wykonywaniem konkretnych działań w czasie walki lub przy znalezieniu przedmiotu. Wszelkie dialogi w grze będą dostępne wyłącznie w formie tekstowej.</text:p>
      <text:p text:style-name="P20"/>
      <text:p text:style-name="P6">Rozwój postaci:</text:p>
      <text:p text:style-name="P14"><text:span text:style-name="T7">Wraz z postępami w odkrywaniu fabuły gracz dostanie do dyspozycji nowe umiejętności. </text:span><text:span text:style-name="T12">Gracz może zobaczyć odblokowane umiejętności na ekranie rozwoju postaci. Rozwój postaci jest liniowy i ściśle powiązany z fabułą. Gracz nie ma możliwości wybierania umiejętności do rozwoju, a ekran rozwoju postaci służy jedynie do sprawdzenia, jakie umiejętności są już odblokowane.</text:span></text:p>
      <text:p text:style-name="P21"/>
      <text:p text:style-name="P7">Platforma docelowa:</text:p>
      <text:p text:style-name="P22">Gra jest skierowana na komputery osobiste z systemami z rodziny Linux oraz Windows.</text:p>
      <text:p text:style-name="P22"/>
      <text:p text:style-name="P7">Technologia używana do wykonania projektu:</text:p>
      <text:p text:style-name="P16"><text:span text:style-name="T12">Technologia, którą chciałbym wykorzystać to język Lua </text:span><text:span text:style-name="T14">(</text:span><text:a xlink:type="simple" xlink:href="http://www.lua.org/" text:style-name="Internet_20_link" text:visited-style-name="Visited_20_Internet_20_Link"><text:span text:style-name="T14">http://www.lua.org/</text:span></text:a><text:span text:style-name="T14">)</text:span><text:span text:style-name="T12"> oraz framework </text:span><text:span text:style-name="T7">LÖVE</text:span><text:span text:style-name="T12"> </text:span><text:span text:style-name="T13">(</text:span><text:a xlink:type="simple" xlink:href="https://love2d.org/" text:style-name="Internet_20_link" text:visited-style-name="Visited_20_Internet_20_Link"><text:span text:style-name="T13">https://love2d.org/</text:span></text:a><text:span text:style-name="T13">) </text:span><text:span text:style-name="T12">do języka Lua. </text:span><text:span text:style-name="T13">Jeśli chodzi o tworzenie map, chciałbym wykorzystać edytor map Tiled (</text:span><text:a xlink:type="simple" xlink:href="http://www.mapeditor.org/" text:style-name="Internet_20_link" text:visited-style-name="Visited_20_Internet_20_Link"><text:span text:style-name="T13">http://www.mapeditor.org/</text:span></text:a><text:span text:style-name="T13">).</text:span></text:p>
      <text:p text:style-name="P22"/>
      <text:p text:style-name="P15"><text:span text:style-name="T7"><text:line-break/></text:span><text:soft-page-break/><text:span text:style-name="T3">Dlaczego wybrałem taką technologię?</text:span></text:p>
      <text:list xml:id="list2221411457686009034" text:style-name="L3">
        <text:list-item>
          <text:p text:style-name="P26">Framework LÖVE jest na wolnej licencji, umożliwiającej wykorzystywanie projektu w dowolnym celu</text:p>
        </text:list-item>
        <text:list-item>
          <text:p text:style-name="P28"><text:span text:style-name="T7">Kod pisany przy użyciu LÖVE </text:span><text:span text:style-name="T14">działa na Linuksie, Mac OS X oraz Windows</text:span></text:p>
        </text:list-item>
        <text:list-item>
          <text:p text:style-name="P27">W porównaniu do np. C++ nie trzeba się zajmować wieloma niskopoziomowymi operacjami</text:p>
        </text:list-item>
        <text:list-item>
          <text:p text:style-name="P29"><text:span text:style-name="T13">Posiada rozbudowaną i dobrze udokumentowaną bibliotekę HUMP (</text:span><text:bookmark text:name="L.C3.96VE_Helper_Utilities_for_Massive_Progression"/><text:span text:style-name="T7">LÖVE Helper Utilities for Massive Progression</text:span><text:span text:style-name="T13">), która umożliwia wykonywanie przejść pomiędzy poszczególnymi modułami gry </text:span><text:span text:style-name="T14">(State Machine)</text:span></text:p>
        </text:list-item>
        <text:list-item>
          <text:p text:style-name="P30"><text:span text:style-name="T13">W</text:span><text:span text:style-name="T7">ykonanie typowych czynności, takich jak np. odtworzenie pliku muzycznego sprowadza się do kilku linijek kod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2:42:56.455998356</meta:creation-date>
    <meta:generator>LibreOffice/4.4.1.2$Linux_X86_64 LibreOffice_project/40m0$Build-2</meta:generator>
    <dc:date>2015-03-13T11:10:45.595033234</dc:date>
    <meta:editing-duration>PT8M56S</meta:editing-duration>
    <meta:editing-cycles>3</meta:editing-cycles>
    <meta:document-statistic meta:table-count="0" meta:image-count="0" meta:object-count="0" meta:page-count="3" meta:paragraph-count="48" meta:word-count="848" meta:character-count="6057" meta:non-whitespace-character-count="5272"/>
  </office:meta>
</office:document-meta>
</file>